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normal" officeooo:rsid="001afa45" officeooo:paragraph-rsid="001afa45" style:font-size-asian="31.5pt" style:font-weight-asian="normal" style:font-size-complex="36pt" style:font-weight-complex="normal"/>
    </style:style>
    <style:style style:name="P2" style:family="paragraph" style:parent-style-name="Standard">
      <style:text-properties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Cousine" fo:font-size="16pt" style:text-underline-style="none" fo:font-weight="bold" officeooo:rsid="001b477a" officeooo:paragraph-rsid="0021da53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style:font-name="Cousine" fo:font-size="16pt" style:text-underline-style="none" fo:font-weight="bold" officeooo:rsid="001b477a" officeooo:paragraph-rsid="0025c6df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style:font-name="Cousine" fo:font-size="16pt" style:text-underline-style="none" fo:font-weight="bold" officeooo:rsid="001b477a" officeooo:paragraph-rsid="00263e8f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style:font-name="Cousine" fo:font-size="16pt" style:text-underline-style="none" fo:font-weight="bold" officeooo:rsid="001b477a" officeooo:paragraph-rsid="001e8bc1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style:font-name="Cousine" fo:font-size="16pt" style:text-underline-style="none" fo:font-weight="normal" officeooo:rsid="001b477a" officeooo:paragraph-rsid="00263e8f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Lohit Devanagari" fo:font-size="36pt" style:text-underline-style="none" fo:font-weight="bold" officeooo:rsid="001afa45" officeooo:paragraph-rsid="001afa45" style:font-size-asian="31.5pt" style:font-weight-asian="bold" style:font-size-complex="36pt" style:font-weight-complex="bold"/>
    </style:style>
    <style:style style:name="P10" style:family="paragraph" style:parent-style-name="Standard">
      <style:text-properties style:font-name="Lohit Devanagari" fo:font-size="14pt" fo:font-weight="normal" officeooo:rsid="00369735" officeooo:paragraph-rsid="00369735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Cousine" fo:font-size="16pt" fo:font-weight="bold" officeooo:rsid="001b477a" officeooo:paragraph-rsid="001b477a" style:font-size-asian="14pt" style:font-weight-asian="bold" style:font-size-complex="16pt" style:font-weight-complex="bold"/>
    </style:style>
    <style:style style:name="P12" style:family="paragraph" style:parent-style-name="Standard">
      <style:text-properties style:font-name="Cousine" fo:font-size="16pt" fo:font-weight="bold" officeooo:rsid="002e4b88" officeooo:paragraph-rsid="002e4b88" style:font-size-asian="14pt" style:font-weight-asian="bold" style:font-size-complex="16pt" style:font-weight-complex="bold"/>
    </style:style>
    <style:style style:name="P13" style:family="paragraph" style:parent-style-name="Standard">
      <style:text-properties style:font-name="Cousine" fo:font-size="16pt" fo:font-weight="bold" officeooo:rsid="003059ff" officeooo:paragraph-rsid="003059ff" style:font-size-asian="14pt" style:font-weight-asian="bold" style:font-size-complex="16pt" style:font-weight-complex="bold"/>
    </style:style>
    <style:style style:name="P14" style:family="paragraph" style:parent-style-name="Standard">
      <style:text-properties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sin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a65d" style:text-underline-style="none" fo:font-weight="normal" style:font-weight-asian="normal" style:font-weight-complex="normal"/>
    </style:style>
    <style:style style:name="P18" style:family="paragraph" style:parent-style-name="Standard" style:list-style-name="L1">
      <style:text-properties fo:color="#000000" style:font-name="Cousine" fo:font-size="12pt" style:text-underline-style="none" fo:font-weight="normal" officeooo:rsid="002e4b88" officeooo:paragraph-rsid="002e4b88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1da87d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263e8f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text-properties fo:color="#000000" style:font-name="Cousine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Cousine" fo:font-size="12pt" style:text-underline-style="none" fo:font-weight="normal" officeooo:rsid="001b477a" officeooo:paragraph-rsid="0025c6df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fo:color="#000000" style:font-name="Cousine" fo:font-size="10pt" style:text-underline-style="none" fo:font-weight="normal" officeooo:rsid="002e4b88" officeooo:paragraph-rsid="002e4b88" style:font-size-asian="10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Cousine" fo:font-size="10pt" style:text-underline-style="none" fo:font-weight="normal" officeooo:rsid="001da87d" officeooo:paragraph-rsid="001da87d" style:font-size-asian="10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Cousine" fo:font-size="10pt" style:text-underline-style="none" fo:font-weight="normal" officeooo:rsid="001da87d" officeooo:paragraph-rsid="00263e8f" style:font-size-asian="10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Cousine" fo:font-size="10pt" style:text-underline-style="none" fo:font-weight="normal" officeooo:rsid="001e8bc1" officeooo:paragraph-rsid="001e8bc1" style:font-size-asian="10pt" style:font-weight-asian="normal" style:font-size-complex="12pt" style:font-weight-complex="normal"/>
    </style:style>
    <style:style style:name="P27" style:family="paragraph" style:parent-style-name="Standard" style:list-style-name="L1">
      <style:text-properties fo:color="#000000" style:font-name="Cousine" fo:font-size="10pt" fo:font-style="normal" style:text-underline-style="none" fo:font-weight="normal" officeooo:rsid="002f4f0d" officeooo:paragraph-rsid="002f4f0d" style:font-size-asian="10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b477a" officeooo:paragraph-rsid="001b477a" style:font-size-asian="10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da87d" officeooo:paragraph-rsid="001da87d" style:font-size-asian="10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da87d" officeooo:paragraph-rsid="00263e8f" style:font-size-asian="10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Cousine" fo:font-size="16pt" style:text-underline-style="none" fo:font-weight="bold" officeooo:rsid="00230938" officeooo:paragraph-rsid="0021da53" style:font-size-asian="16pt" style:font-weight-asian="bold" style:font-size-complex="16pt" style:font-weight-complex="bold"/>
    </style:style>
    <style:style style:name="P32" style:family="paragraph" style:parent-style-name="Standard">
      <style:text-properties fo:color="#000000" style:font-name="Monospace" fo:font-size="10pt" style:text-underline-style="none" fo:font-weight="normal" officeooo:rsid="001da87d" officeooo:paragraph-rsid="00263e8f" style:font-size-asian="10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Monospace" fo:font-size="10pt" style:text-underline-style="none" fo:font-weight="normal" officeooo:rsid="001e8bc1" officeooo:paragraph-rsid="001e8bc1" style:font-size-asian="10pt" style:font-weight-asian="normal" style:font-size-complex="12pt" style:font-weight-complex="normal"/>
    </style:style>
    <style:style style:name="P34" style:family="paragraph" style:parent-style-name="Standard" style:list-style-name="L1">
      <style:text-properties style:font-name="Cousine" fo:font-size="16pt" fo:font-weight="bold" officeooo:rsid="001b477a" officeooo:paragraph-rsid="002e4b88" style:font-size-asian="14pt" style:font-weight-asian="bold" style:font-size-complex="16pt" style:font-weight-complex="bold"/>
    </style:style>
    <style:style style:name="P35" style:family="paragraph" style:parent-style-name="Standard">
      <style:text-properties style:font-name="Cousine" fo:font-size="12pt" fo:font-weight="normal" officeooo:rsid="001b477a" officeooo:paragraph-rsid="0024ce8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a65d" style:font-name="Monospace" fo:font-size="10pt" style:text-underline-style="none" fo:font-weight="normal" officeooo:rsid="001b477a" officeooo:paragraph-rsid="00263e8f" style:font-size-asian="10pt" style:font-weight-asian="normal" style:font-size-complex="16pt" style:font-weight-complex="normal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officeooo:rsid="00263e8f" style:font-size-asian="10pt"/>
    </style:style>
    <style:style style:name="T3" style:family="text">
      <style:text-properties style:font-name="Monospace" fo:font-size="10pt" officeooo:rsid="0041ebf7" style:font-size-asian="10pt"/>
    </style:style>
    <style:style style:name="T4" style:family="text">
      <style:text-properties style:font-name="Monospace" fo:font-size="10pt" fo:font-weight="normal" style:font-size-asian="10pt" style:font-weight-asian="normal" style:font-weight-complex="normal"/>
    </style:style>
    <style:style style:name="T5" style:family="text">
      <style:text-properties style:font-name="Monospace" fo:font-size="10pt" fo:font-weight="normal" officeooo:rsid="00466879" style:font-size-asian="10pt" style:font-weight-asian="normal" style:font-weight-complex="normal"/>
    </style:style>
    <style:style style:name="T6" style:family="text">
      <style:text-properties fo:color="#ef413d" fo:font-size="10pt" style:font-size-asian="10pt"/>
    </style:style>
    <style:style style:name="T7" style:family="text">
      <style:text-properties fo:color="#ef413d" fo:font-size="10pt" officeooo:rsid="0027a538" style:font-size-asian="10pt"/>
    </style:style>
    <style:style style:name="T8" style:family="text">
      <style:text-properties officeooo:rsid="0021da53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officeooo:rsid="001eacb8" style:font-size-asian="10pt"/>
    </style:style>
    <style:style style:name="T11" style:family="text">
      <style:text-properties fo:font-size="10pt" officeooo:rsid="00293d07" style:font-size-asian="10pt"/>
    </style:style>
    <style:style style:name="T12" style:family="text">
      <style:text-properties fo:font-size="10pt" officeooo:rsid="002b0cb3" style:font-size-asian="10pt"/>
    </style:style>
    <style:style style:name="T13" style:family="text">
      <style:text-properties fo:font-size="10pt" officeooo:rsid="003fb574" style:font-size-asian="10pt"/>
    </style:style>
    <style:style style:name="T14" style:family="text">
      <style:text-properties fo:font-size="10pt" fo:font-style="italic" style:font-size-asian="10pt" style:font-style-asian="italic" style:font-style-complex="italic"/>
    </style:style>
    <style:style style:name="T15" style:family="text">
      <style:text-properties fo:font-size="10pt" fo:font-style="normal" style:font-size-asian="10pt" style:font-style-asian="normal" style:font-style-complex="normal"/>
    </style:style>
    <style:style style:name="T16" style:family="text">
      <style:text-properties fo:font-size="10pt" fo:font-style="normal" officeooo:rsid="002f4f0d" style:font-size-asian="10pt" style:font-style-asian="normal" style:font-style-complex="normal"/>
    </style:style>
    <style:style style:name="T17" style:family="text">
      <style:text-properties officeooo:rsid="00230938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5c6df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b477a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323b4f" style:font-size-asian="10.5pt" style:font-weight-asian="normal" style:font-size-complex="1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a65d" fo:font-size="10pt" style:font-size-asian="10pt"/>
    </style:style>
    <style:style style:name="T24" style:family="text">
      <style:text-properties fo:color="#00a65d" fo:font-size="10pt" style:text-underline-style="solid" style:text-underline-width="auto" style:text-underline-color="font-color" style:font-size-asian="10pt"/>
    </style:style>
    <style:style style:name="T25" style:family="text">
      <style:text-properties fo:color="#0066b3" fo:font-size="10pt" style:font-size-asian="10pt"/>
    </style:style>
    <style:style style:name="T26" style:family="text">
      <style:text-properties officeooo:rsid="00380d41"/>
    </style:style>
    <style:style style:name="T27" style:family="text">
      <style:text-properties officeooo:rsid="003b5521"/>
    </style:style>
    <style:style style:name="T28" style:family="text">
      <style:text-properties officeooo:rsid="0043834c"/>
    </style:style>
    <style:style style:name="T29" style:family="text">
      <style:text-properties officeooo:rsid="00449493"/>
    </style:style>
    <style:style style:name="T30" style:family="text">
      <style:text-properties officeooo:rsid="00469d21"/>
    </style:style>
    <style:style style:name="T31" style:family="text">
      <style:text-properties officeooo:rsid="0048f8e4"/>
    </style:style>
    <style:style style:name="T32" style:family="text">
      <style:text-properties officeooo:rsid="004ad393"/>
    </style:style>
    <style:style style:name="T33" style:family="text">
      <style:text-properties officeooo:rsid="004b97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gett<text:span text:style-name="T27">o</text:span> Intermedio <text:span text:style-name="T31">Autunnale</text:span>.</text:p>
      <text:p text:style-name="P10"/>
      <text:p text:style-name="P10"><text:span text:style-name="T22">Nome:</text:span><text:tab/>Antonio</text:p>
      <text:p text:style-name="P10"><text:span text:style-name="T22">Cognome:</text:span><text:tab/>Marini</text:p>
      <text:p text:style-name="P10"><text:span text:style-name="T22">Corso:<text:tab/></text:span><text:tab/><text:span text:style-name="T32">[PR2] - </text:span>A</text:p>
      <text:p text:style-name="P10"><text:span text:style-name="T22">Matricola:</text:span><text:tab/><text:span text:style-name="T26">559200</text:span></text:p>
      <text:p text:style-name="P1"/>
      <text:p text:style-name="P12">Istruzioni per l’esecuzione.</text:p>
      <text:p text:style-name="P12"/>
      <text:p text:style-name="P13"/>
      <text:p text:style-name="P13"><text:span text:style-name="T20">L</text:span><text:span text:style-name="T18">a batteria </text:span><text:span text:style-name="T21">di</text:span><text:span text:style-name="T18"> test è nella classe Test.java, e comprende l’utilizzo DI tutti I metodi delle 2 implementazioni della classe astratta DataBoard.</text:span></text:p>
      <text:p text:style-name="P12"/>
      <text:list xml:id="list3171308514" text:style-name="L1">
        <text:list-item>
          <text:p text:style-name="P23">Spostarsi nella cartela del test: </text:p>
          <text:p text:style-name="P18"><text:span text:style-name="T9">cd </text:span><text:span text:style-name="T14">ProgettoIntermedioAutunnale</text:span><text:span text:style-name="T15">/src/dataBoardProj/</text:span></text:p>
        </text:list-item>
        <text:list-item>
          <text:p text:style-name="P18"><text:span text:style-name="T15">Compilare </text:span><text:span text:style-name="T16">con javac:</text:span></text:p>
          <text:p text:style-name="P27">javac *.java</text:p>
        </text:list-item>
        <text:list-item>
          <text:p text:style-name="P27">Eseguire la classe Test:</text:p>
          <text:p text:style-name="P27">java Test.java</text:p>
          <text:p text:style-name="P34"/>
        </text:list-item>
      </text:list>
      <text:p text:style-name="P11"/>
      <text:p text:style-name="P11">Implementazione 1:<text:span text:style-name="T17">Board</text:span></text:p>
      <text:p text:style-name="P11"/>
      <text:p text:style-name="P35">La prima implementazione Board&lt;E extends MyData&gt; <text:s/>usa la seguente struttura di supporto:</text:p>
      <text:p text:style-name="P14"/>
      <text:p text:style-name="P3"><text:span text:style-name="T9">private String username;<text:tab/><text:tab/><text:tab/><text:tab/></text:span><text:span text:style-name="T23">//user id per </text:span><text:span text:style-name="T24">ogni</text:span><text:span text:style-name="T23"> board</text:span></text:p>
      <text:p text:style-name="P15"><text:span text:style-name="T9">private String password;<text:tab/><text:tab/><text:tab/><text:tab/></text:span><text:span text:style-name="T23">//password </text:span><text:span text:style-name="T24">univoca</text:span><text:span text:style-name="T23">pel'user</text:span></text:p>
      <text:p text:style-name="P15"><text:span text:style-name="T9">private ArrayList&lt;E&gt; recordData;<text:tab/> <text:s text:c="3"/></text:span><text:span text:style-name="T23">//</text:span><text:span text:style-name="T24">collezione</text:span><text:span text:style-name="T23"> </text:span><text:span text:style-name="T24">di</text:span><text:span text:style-name="T23"> </text:span><text:span text:style-name="T24">dati</text:span><text:span text:style-name="T9"><text:tab/></text:span></text:p>
      <text:p text:style-name="P3"><text:span text:style-name="T9">private ArrayList&lt;Category&gt; categories; </text:span><text:span text:style-name="T23">//</text:span><text:span text:style-name="T24">collezione</text:span><text:span text:style-name="T23"> </text:span><text:span text:style-name="T24">di</text:span><text:span text:style-name="T23"> </text:span><text:span text:style-name="T24">categorie</text:span></text:p>
      <text:p text:style-name="P28"/>
      <text:p text:style-name="P29">In cui:</text:p>
      <text:p text:style-name="P29"/>
      <text:list xml:id="list1518526656" text:style-name="L2">
        <text:list-item>
          <text:p text:style-name="P19"><text:span text:style-name="T6">recordData</text:span><text:span text:style-name="T9"> = {E1, E2, … En}</text:span></text:p>
        </text:list-item>
        <text:list-item>
          <text:p text:style-name="P19"><text:span text:style-name="T6">categories</text:span><text:span text:style-name="T9"> = {category1, category2, …,categoryn}</text:span></text:p>
        </text:list-item>
      </text:list>
      <text:p text:style-name="P24"/>
      <text:p text:style-name="P24">Fanno parte delle java Collections in java.util.Collections.</text:p>
      <text:p text:style-name="P24"/>
      <text:p text:style-name="P26">Il tipo di dato Category ha al suo interno la lista di amici che possono vedere I dati nella board di quella rispettiva categoria. </text:p>
      <text:p text:style-name="P26"/>
      <text:p text:style-name="P26"><text:span text:style-name="T33">G</text:span>li amici sono legati esclusivamente alle categorie e di conseguenza alla board che contiene quest’ultime.</text:p>
      <text:p text:style-name="P26"/>
      <text:p text:style-name="P26">Non si possono rimuovere le categorie dalle board che hanno dati associati a quella categoria: il metodo removeCategory lancerà un’eccezone quando si prova a farlo.</text:p>
      <text:p text:style-name="P26"><text:soft-page-break/></text:p>
      <text:p text:style-name="P26">Ho scelto, per comodità, di implementare anche dei metodi aggiuntivi a questa implementazione tra cui:</text:p>
      <text:p text:style-name="P26"/>
      <text:list xml:id="list1984467957" text:style-name="L3">
        <text:list-item>
          <text:p text:style-name="P21"><text:span text:style-name="T25">findCategory(String name)</text:span><text:span text:style-name="T9">: dato che la categoria spesso nei metodi è vista come String, utilizzo questo metodo per cercare l’oggetto Category con quel nome </text:span><text:span text:style-name="T10">nell’ ArrayList di categorie</text:span><text:span text:style-name="T9">.</text:span></text:p>
        </text:list-item>
      </text:list>
      <text:p text:style-name="P26"/>
      <text:p text:style-name="P7"/>
      <text:p text:style-name="P4">Implementazione <text:span text:style-name="T8">2 : Board2</text:span></text:p>
      <text:p text:style-name="P31"/>
      <text:p text:style-name="P5"><text:span text:style-name="T18">La </text:span><text:span text:style-name="T19">seconda</text:span><text:span text:style-name="T18"> implementazione Board&lt;E extends MyData&gt; <text:s/>usa la seguente struttura di supporto:</text:span></text:p>
      <text:p text:style-name="P22"/>
      <text:p text:style-name="P6"><text:span text:style-name="T4">private TreeMap&lt;String, </text:span><text:span text:style-name="T5">ArrayList</text:span><text:span text:style-name="T4">&lt;E&gt;&gt; dati; <text:s/></text:span></text:p>
      <text:p text:style-name="P36">//coppia &lt;categoria, <text:span text:style-name="T30">insieme di d</text:span>ati in quella categoria&gt;</text:p>
      <text:p text:style-name="P16"><text:span text:style-name="T1">private String password;</text:span></text:p>
      <text:p text:style-name="P17"><text:span text:style-name="T1">//</text:span><text:span text:style-name="T2">password per eseguire operazioni comuni nella board</text:span></text:p>
      <text:p text:style-name="P8"><text:span text:style-name="T1">private HashMap&lt;String, </text:span><text:span text:style-name="T3">ArrayList</text:span><text:span text:style-name="T1">&lt;String&gt;&gt; friends; <text:s/></text:span></text:p>
      <text:p text:style-name="P36">//coppia &lt;categoria, <text:span text:style-name="T29">insieme </text:span>amici <text:span text:style-name="T28">con accesso a</text:span> quella categoria&gt;</text:p>
      <text:p text:style-name="P36"/>
      <text:p text:style-name="P30">In cui:</text:p>
      <text:p text:style-name="P30"/>
      <text:list xml:id="list171651324066775" text:continue-list="list1518526656" text:style-name="L2">
        <text:list-item>
          <text:p text:style-name="P20"><text:span text:style-name="T7">dati</text:span><text:span text:style-name="T9"> <text:tab/> <text:s/>= </text:span><text:span text:style-name="T11">&lt;categoryx, {E1, E2, …, Em}&gt; <text:s/></text:span></text:p>
        </text:list-item>
        <text:list-item>
          <text:p text:style-name="P20"><text:span text:style-name="T7">friends</text:span><text:span text:style-name="T9"> = </text:span><text:span text:style-name="T12">&lt;</text:span><text:span text:style-name="T9">category</text:span><text:span text:style-name="T12">x, {</text:span><text:span text:style-name="T13">friend1, …, friendn</text:span><text:span text:style-name="T9">}</text:span><text:span text:style-name="T12">&gt;</text:span></text:p>
        </text:list-item>
      </text:list>
      <text:p text:style-name="P25"/>
      <text:p text:style-name="P32">Fanno parte delle java Collections in java.util.Collections.</text:p>
      <text:p text:style-name="P26"/>
      <text:p text:style-name="P3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58:53.666707542</meta:creation-date>
    <meta:generator>LibreOffice/6.0.7.3$Linux_X86_64 LibreOffice_project/00m0$Build-3</meta:generator>
    <dc:date>2019-12-04T17:12:16.206511945</dc:date>
    <meta:editing-duration>PT4H5M13S</meta:editing-duration>
    <meta:editing-cycles>33</meta:editing-cycles>
    <meta:document-statistic meta:table-count="0" meta:image-count="0" meta:object-count="0" meta:page-count="2" meta:paragraph-count="40" meta:word-count="302" meta:character-count="2162" meta:non-whitespace-character-count="1883"/>
  </office:meta>
</office:document-meta>
</file>